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2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23:18:49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1-21T00:03:43.492000000</dc:date>
    <meta:editing-duration>P4DT10H52M7S</meta:editing-duration>
    <meta:editing-cycles>660</meta:editing-cycles>
    <meta:generator>LibreOffice/4.4.6.3$Windows_x86 LibreOffice_project/e8938fd3328e95dcf59dd64e7facd2c7d67c704d</meta:generator>
    <meta:document-statistic meta:table-count="3" meta:cell-count="2394" meta:object-count="0"/>
  </office:meta>
</office:document-meta>
</file>